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21: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3321" calcext:value-type="float">
            <text:p>13321</text:p>
          </table:table-cell>
          <table:table-cell office:value-type="float" office:value="12714" calcext:value-type="float">
            <text:p>1271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28118" calcext:value-type="float">
            <text:p>28118</text:p>
          </table:table-cell>
          <table:table-cell office:value-type="float" office:value="28033" calcext:value-type="float">
            <text:p>2803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58009" calcext:value-type="float">
            <text:p>658009</text:p>
          </table:table-cell>
          <table:table-cell office:value-type="float" office:value="657287" calcext:value-type="float">
            <text:p>657287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M2]/([.E2]+[.I2]+[.M2])" office:value-type="percentage" office:value="0.510608203677511" calcext:value-type="percentage">
            <text:p>51.0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698" calcext:value-type="float">
            <text:p>2698</text:p>
          </table:table-cell>
          <table:table-cell office:value-type="float" office:value="2171" calcext:value-type="float">
            <text:p>2171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/([.E3]+[.I3]+[.M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0865" calcext:value-type="float">
            <text:p>10865</text:p>
          </table:table-cell>
          <table:table-cell office:value-type="float" office:value="10288" calcext:value-type="float">
            <text:p>10288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34353" calcext:value-type="float">
            <text:p>34353</text:p>
          </table:table-cell>
          <table:table-cell office:value-type="float" office:value="34282" calcext:value-type="float">
            <text:p>3428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2129" calcext:value-type="float">
            <text:p>632129</text:p>
          </table:table-cell>
          <table:table-cell office:value-type="float" office:value="631373" calcext:value-type="float">
            <text:p>631373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M4]/([.E4]+[.I4]+[.M4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773" calcext:value-type="float">
            <text:p>10773</text:p>
          </table:table-cell>
          <table:table-cell office:value-type="float" office:value="10203" calcext:value-type="float">
            <text:p>10203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26770" calcext:value-type="float">
            <text:p>26770</text:p>
          </table:table-cell>
          <table:table-cell office:value-type="float" office:value="26643" calcext:value-type="float">
            <text:p>2664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61185" calcext:value-type="float">
            <text:p>661185</text:p>
          </table:table-cell>
          <table:table-cell office:value-type="float" office:value="660340" calcext:value-type="float">
            <text:p>66034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M5]/([.E5]+[.I5]+[.M5])" office:value-type="percentage" office:value="0.54798962386511" calcext:value-type="percentage">
            <text:p>54.8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463" calcext:value-type="float">
            <text:p>12463</text:p>
          </table:table-cell>
          <table:table-cell office:value-type="float" office:value="11910" calcext:value-type="float">
            <text:p>11910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28397" calcext:value-type="float">
            <text:p>28397</text:p>
          </table:table-cell>
          <table:table-cell office:value-type="float" office:value="28309" calcext:value-type="float">
            <text:p>2830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5387" calcext:value-type="float">
            <text:p>645387</text:p>
          </table:table-cell>
          <table:table-cell office:value-type="float" office:value="644654" calcext:value-type="float">
            <text:p>644654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M6]/([.E6]+[.I6]+[.M6])" office:value-type="percentage" office:value="0.533478893740903" calcext:value-type="percentage">
            <text:p>53.3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640" calcext:value-type="float">
            <text:p>9640</text:p>
          </table:table-cell>
          <table:table-cell office:value-type="float" office:value="9048" calcext:value-type="float">
            <text:p>904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27038" calcext:value-type="float">
            <text:p>27038</text:p>
          </table:table-cell>
          <table:table-cell office:value-type="float" office:value="26913" calcext:value-type="float">
            <text:p>2691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49628" calcext:value-type="float">
            <text:p>649628</text:p>
          </table:table-cell>
          <table:table-cell office:value-type="float" office:value="648835" calcext:value-type="float">
            <text:p>648835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M7]/([.E7]+[.I7]+[.M7])" office:value-type="percentage" office:value="0.525165562913907" calcext:value-type="percentage">
            <text:p>52.5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8066" calcext:value-type="float">
            <text:p>8066</text:p>
          </table:table-cell>
          <table:table-cell office:value-type="float" office:value="7448" calcext:value-type="float">
            <text:p>744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773" calcext:value-type="float">
            <text:p>26773</text:p>
          </table:table-cell>
          <table:table-cell office:value-type="float" office:value="26650" calcext:value-type="float">
            <text:p>2665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53108" calcext:value-type="float">
            <text:p>653108</text:p>
          </table:table-cell>
          <table:table-cell office:value-type="float" office:value="652196" calcext:value-type="float">
            <text:p>652196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M8]/([.E8]+[.I8]+[.M8])" office:value-type="percentage" office:value="0.551724137931034" calcext:value-type="percentage">
            <text:p>55.1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8013" calcext:value-type="float">
            <text:p>8013</text:p>
          </table:table-cell>
          <table:table-cell office:value-type="float" office:value="7427" calcext:value-type="float">
            <text:p>7427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1973" calcext:value-type="float">
            <text:p>21973</text:p>
          </table:table-cell>
          <table:table-cell office:value-type="float" office:value="21895" calcext:value-type="float">
            <text:p>2189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47085" calcext:value-type="float">
            <text:p>647085</text:p>
          </table:table-cell>
          <table:table-cell office:value-type="float" office:value="646248" calcext:value-type="float">
            <text:p>646248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M9]/([.E9]+[.I9]+[.M9])" office:value-type="percentage" office:value="0.557628247834777" calcext:value-type="percentage">
            <text:p>55.7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532" calcext:value-type="float">
            <text:p>8532</text:p>
          </table:table-cell>
          <table:table-cell office:value-type="float" office:value="7921" calcext:value-type="float">
            <text:p>792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31916" calcext:value-type="float">
            <text:p>31916</text:p>
          </table:table-cell>
          <table:table-cell office:value-type="float" office:value="31762" calcext:value-type="float">
            <text:p>31762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48706" calcext:value-type="float">
            <text:p>648706</text:p>
          </table:table-cell>
          <table:table-cell office:value-type="float" office:value="647796" calcext:value-type="float">
            <text:p>647796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M10]/([.E10]+[.I10]+[.M10])" office:value-type="percentage" office:value="0.543283582089552" calcext:value-type="percentage">
            <text:p>54.3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0044" calcext:value-type="float">
            <text:p>10044</text:p>
          </table:table-cell>
          <table:table-cell office:value-type="float" office:value="9431" calcext:value-type="float">
            <text:p>943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7070" calcext:value-type="float">
            <text:p>27070</text:p>
          </table:table-cell>
          <table:table-cell office:value-type="float" office:value="26971" calcext:value-type="float">
            <text:p>269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3583" calcext:value-type="float">
            <text:p>653583</text:p>
          </table:table-cell>
          <table:table-cell office:value-type="float" office:value="652725" calcext:value-type="float">
            <text:p>652725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[.M11]/([.E11]+[.I11]+[.M11])" office:value-type="percentage" office:value="0.546496815286624" calcext:value-type="percentage">
            <text:p>54.65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8079" calcext:value-type="float">
            <text:p>8079</text:p>
          </table:table-cell>
          <table:table-cell office:value-type="float" office:value="7481" calcext:value-type="float">
            <text:p>748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9881" calcext:value-type="float">
            <text:p>19881</text:p>
          </table:table-cell>
          <table:table-cell office:value-type="float" office:value="19779" calcext:value-type="float">
            <text:p>1977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43308" calcext:value-type="float">
            <text:p>643308</text:p>
          </table:table-cell>
          <table:table-cell office:value-type="float" office:value="642557" calcext:value-type="float">
            <text:p>642557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M12]/([.E12]+[.I12]+[.M12])" office:value-type="percentage" office:value="0.517574086836664" calcext:value-type="percentage">
            <text:p>51.7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2516" calcext:value-type="float">
            <text:p>12516</text:p>
          </table:table-cell>
          <table:table-cell office:value-type="float" office:value="11887" calcext:value-type="float">
            <text:p>11887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51098" calcext:value-type="float">
            <text:p>51098</text:p>
          </table:table-cell>
          <table:table-cell office:value-type="float" office:value="50960" calcext:value-type="float">
            <text:p>5096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633924" calcext:value-type="float">
            <text:p>633924</text:p>
          </table:table-cell>
          <table:table-cell office:value-type="float" office:value="633037" calcext:value-type="float">
            <text:p>633037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M13]/([.E13]+[.I13]+[.M13])" office:value-type="percentage" office:value="0.53627569528416" calcext:value-type="percentage">
            <text:p>53.6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2172" calcext:value-type="float">
            <text:p>12172</text:p>
          </table:table-cell>
          <table:table-cell office:value-type="float" office:value="11609" calcext:value-type="float">
            <text:p>11609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3351" calcext:value-type="float">
            <text:p>33351</text:p>
          </table:table-cell>
          <table:table-cell office:value-type="float" office:value="33138" calcext:value-type="float">
            <text:p>3313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651447" calcext:value-type="float">
            <text:p>651447</text:p>
          </table:table-cell>
          <table:table-cell office:value-type="float" office:value="650553" calcext:value-type="float">
            <text:p>650553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M14]/([.E14]+[.I14]+[.M14])" office:value-type="percentage" office:value="0.535329341317365" calcext:value-type="percentage">
            <text:p>53.5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349" calcext:value-type="float">
            <text:p>8349</text:p>
          </table:table-cell>
          <table:table-cell office:value-type="float" office:value="7756" calcext:value-type="float">
            <text:p>77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71" calcext:value-type="float">
            <text:p>22471</text:p>
          </table:table-cell>
          <table:table-cell office:value-type="float" office:value="22379" calcext:value-type="float">
            <text:p>2237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54905" calcext:value-type="float">
            <text:p>654905</text:p>
          </table:table-cell>
          <table:table-cell office:value-type="float" office:value="654091" calcext:value-type="float">
            <text:p>654091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M15]/([.E15]+[.I15]+[.M15])" office:value-type="percentage" office:value="0.543028685790527" calcext:value-type="percentage">
            <text:p>54.3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1412" calcext:value-type="float">
            <text:p>11412</text:p>
          </table:table-cell>
          <table:table-cell office:value-type="float" office:value="10851" calcext:value-type="float">
            <text:p>1085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23738" calcext:value-type="float">
            <text:p>23738</text:p>
          </table:table-cell>
          <table:table-cell office:value-type="float" office:value="23609" calcext:value-type="float">
            <text:p>2360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54699" calcext:value-type="float">
            <text:p>654699</text:p>
          </table:table-cell>
          <table:table-cell office:value-type="float" office:value="653931" calcext:value-type="float">
            <text:p>653931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M16]/([.E16]+[.I16]+[.M16])" office:value-type="percentage" office:value="0.526748971193416" calcext:value-type="percentage">
            <text:p>52.6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495" calcext:value-type="float">
            <text:p>11495</text:p>
          </table:table-cell>
          <table:table-cell office:value-type="float" office:value="10935" calcext:value-type="float">
            <text:p>10935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4414" calcext:value-type="float">
            <text:p>24414</text:p>
          </table:table-cell>
          <table:table-cell office:value-type="float" office:value="24316" calcext:value-type="float">
            <text:p>2431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57195" calcext:value-type="float">
            <text:p>657195</text:p>
          </table:table-cell>
          <table:table-cell office:value-type="float" office:value="656496" calcext:value-type="float">
            <text:p>656496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M17]/([.E17]+[.I17]+[.M17])" office:value-type="percentage" office:value="0.515106853352985" calcext:value-type="percentage">
            <text:p>51.51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336" calcext:value-type="float">
            <text:p>10336</text:p>
          </table:table-cell>
          <table:table-cell office:value-type="float" office:value="9777" calcext:value-type="float">
            <text:p>9777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7106" calcext:value-type="float">
            <text:p>27106</text:p>
          </table:table-cell>
          <table:table-cell office:value-type="float" office:value="26981" calcext:value-type="float">
            <text:p>269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57322" calcext:value-type="float">
            <text:p>657322</text:p>
          </table:table-cell>
          <table:table-cell office:value-type="float" office:value="656527" calcext:value-type="float">
            <text:p>656527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M18]/([.E18]+[.I18]+[.M18])" office:value-type="percentage" office:value="0.537525354969574" calcext:value-type="percentage">
            <text:p>53.7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7482" calcext:value-type="float">
            <text:p>7482</text:p>
          </table:table-cell>
          <table:table-cell office:value-type="float" office:value="6883" calcext:value-type="float">
            <text:p>688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23932" calcext:value-type="float">
            <text:p>23932</text:p>
          </table:table-cell>
          <table:table-cell office:value-type="float" office:value="23780" calcext:value-type="float">
            <text:p>2378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52928" calcext:value-type="float">
            <text:p>652928</text:p>
          </table:table-cell>
          <table:table-cell office:value-type="float" office:value="651876" calcext:value-type="float">
            <text:p>651876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M19]/([.E19]+[.I19]+[.M19])" office:value-type="percentage" office:value="0.583471991125901" calcext:value-type="percentage">
            <text:p>58.3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0009" calcext:value-type="float">
            <text:p>10009</text:p>
          </table:table-cell>
          <table:table-cell office:value-type="float" office:value="9443" calcext:value-type="float">
            <text:p>9443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6796" calcext:value-type="float">
            <text:p>26796</text:p>
          </table:table-cell>
          <table:table-cell office:value-type="float" office:value="26685" calcext:value-type="float">
            <text:p>2668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53983" calcext:value-type="float">
            <text:p>653983</text:p>
          </table:table-cell>
          <table:table-cell office:value-type="float" office:value="652957" calcext:value-type="float">
            <text:p>652957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[.M20]/([.E20]+[.I20]+[.M20])" office:value-type="percentage" office:value="0.602466236054022" calcext:value-type="percentage">
            <text:p>60.25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258" calcext:value-type="float">
            <text:p>10258</text:p>
          </table:table-cell>
          <table:table-cell office:value-type="float" office:value="9699" calcext:value-type="float">
            <text:p>9699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4588" calcext:value-type="float">
            <text:p>24588</text:p>
          </table:table-cell>
          <table:table-cell office:value-type="float" office:value="24467" calcext:value-type="float">
            <text:p>2446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50079" calcext:value-type="float">
            <text:p>650079</text:p>
          </table:table-cell>
          <table:table-cell office:value-type="float" office:value="649110" calcext:value-type="float">
            <text:p>64911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M21]/([.E21]+[.I21]+[.M21])" office:value-type="percentage" office:value="0.587628865979381" calcext:value-type="percentage">
            <text:p>58.7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1009" calcext:value-type="float">
            <text:p>11009</text:p>
          </table:table-cell>
          <table:table-cell office:value-type="float" office:value="10497" calcext:value-type="float">
            <text:p>10497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8932" calcext:value-type="float">
            <text:p>28932</text:p>
          </table:table-cell>
          <table:table-cell office:value-type="float" office:value="28736" calcext:value-type="float">
            <text:p>2873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41130" calcext:value-type="float">
            <text:p>641130</text:p>
          </table:table-cell>
          <table:table-cell office:value-type="float" office:value="640109" calcext:value-type="float">
            <text:p>640109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[.M22]/([.E22]+[.I22]+[.M22])" office:value-type="percentage" office:value="0.590514748409485" calcext:value-type="percentage">
            <text:p>59.0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035" calcext:value-type="float">
            <text:p>6035</text:p>
          </table:table-cell>
          <table:table-cell office:value-type="float" office:value="5490" calcext:value-type="float">
            <text:p>549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1063" calcext:value-type="float">
            <text:p>21063</text:p>
          </table:table-cell>
          <table:table-cell office:value-type="float" office:value="20919" calcext:value-type="float">
            <text:p>20919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644575" calcext:value-type="float">
            <text:p>644575</text:p>
          </table:table-cell>
          <table:table-cell office:value-type="float" office:value="643539" calcext:value-type="float">
            <text:p>643539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[.M23]/([.E23]+[.I23]+[.M23])" office:value-type="percentage" office:value="0.600579710144928" calcext:value-type="percentage">
            <text:p>60.0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739" calcext:value-type="float">
            <text:p>10739</text:p>
          </table:table-cell>
          <table:table-cell office:value-type="float" office:value="10196" calcext:value-type="float">
            <text:p>1019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28282" calcext:value-type="float">
            <text:p>28282</text:p>
          </table:table-cell>
          <table:table-cell office:value-type="float" office:value="28162" calcext:value-type="float">
            <text:p>2816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40231" calcext:value-type="float">
            <text:p>640231</text:p>
          </table:table-cell>
          <table:table-cell office:value-type="float" office:value="639216" calcext:value-type="float">
            <text:p>639216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[.M24]/([.E24]+[.I24]+[.M24])" office:value-type="percentage" office:value="0.604886769964243" calcext:value-type="percentage">
            <text:p>60.4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867" calcext:value-type="float">
            <text:p>9867</text:p>
          </table:table-cell>
          <table:table-cell office:value-type="float" office:value="9325" calcext:value-type="float">
            <text:p>9325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4546" calcext:value-type="float">
            <text:p>24546</text:p>
          </table:table-cell>
          <table:table-cell office:value-type="float" office:value="24419" calcext:value-type="float">
            <text:p>2441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62831" calcext:value-type="float">
            <text:p>662831</text:p>
          </table:table-cell>
          <table:table-cell office:value-type="float" office:value="661921" calcext:value-type="float">
            <text:p>661921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M25]/([.E25]+[.I25]+[.M25])" office:value-type="percentage" office:value="0.576314122862571" calcext:value-type="percentage">
            <text:p>57.6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057" calcext:value-type="float">
            <text:p>16057</text:p>
          </table:table-cell>
          <table:table-cell office:value-type="float" office:value="15477" calcext:value-type="float">
            <text:p>15477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2017" calcext:value-type="float">
            <text:p>52017</text:p>
          </table:table-cell>
          <table:table-cell office:value-type="float" office:value="51921" calcext:value-type="float">
            <text:p>5192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31141" calcext:value-type="float">
            <text:p>631141</text:p>
          </table:table-cell>
          <table:table-cell office:value-type="float" office:value="630287" calcext:value-type="float">
            <text:p>630287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M26]/([.E26]+[.I26]+[.M26])" office:value-type="percentage" office:value="0.558169934640523" calcext:value-type="percentage">
            <text:p>55.8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0391" calcext:value-type="float">
            <text:p>10391</text:p>
          </table:table-cell>
          <table:table-cell office:value-type="float" office:value="9834" calcext:value-type="float">
            <text:p>9834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26035" calcext:value-type="float">
            <text:p>2603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60109" calcext:value-type="float">
            <text:p>660109</text:p>
          </table:table-cell>
          <table:table-cell office:value-type="float" office:value="659081" calcext:value-type="float">
            <text:p>659081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[.M27]/([.E27]+[.I27]+[.M27])" office:value-type="percentage" office:value="0.598022105875509" calcext:value-type="percentage">
            <text:p>59.8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052" calcext:value-type="float">
            <text:p>8052</text:p>
          </table:table-cell>
          <table:table-cell office:value-type="float" office:value="7494" calcext:value-type="float">
            <text:p>7494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32127" calcext:value-type="float">
            <text:p>32127</text:p>
          </table:table-cell>
          <table:table-cell office:value-type="float" office:value="32001" calcext:value-type="float">
            <text:p>320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57398" calcext:value-type="float">
            <text:p>657398</text:p>
          </table:table-cell>
          <table:table-cell office:value-type="float" office:value="656341" calcext:value-type="float">
            <text:p>656341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M28]/([.E28]+[.I28]+[.M28])" office:value-type="percentage" office:value="0.607122343480758" calcext:value-type="percentage">
            <text:p>60.7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0454" calcext:value-type="float">
            <text:p>10454</text:p>
          </table:table-cell>
          <table:table-cell office:value-type="float" office:value="9900" calcext:value-type="float">
            <text:p>990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25637" calcext:value-type="float">
            <text:p>25637</text:p>
          </table:table-cell>
          <table:table-cell office:value-type="float" office:value="25533" calcext:value-type="float">
            <text:p>255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67036" calcext:value-type="float">
            <text:p>667036</text:p>
          </table:table-cell>
          <table:table-cell office:value-type="float" office:value="665995" calcext:value-type="float">
            <text:p>665995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[.M29]/([.E29]+[.I29]+[.M29])" office:value-type="percentage" office:value="0.612713360800471" calcext:value-type="percentage">
            <text:p>61.2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991" calcext:value-type="float">
            <text:p>6991</text:p>
          </table:table-cell>
          <table:table-cell office:value-type="float" office:value="6464" calcext:value-type="float">
            <text:p>6464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0701" calcext:value-type="float">
            <text:p>20701</text:p>
          </table:table-cell>
          <table:table-cell office:value-type="float" office:value="20589" calcext:value-type="float">
            <text:p>20589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668069" calcext:value-type="float">
            <text:p>668069</text:p>
          </table:table-cell>
          <table:table-cell office:value-type="float" office:value="666996" calcext:value-type="float">
            <text:p>666996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[.M30]/([.E30]+[.I30]+[.M30])" office:value-type="percentage" office:value="0.626752336448598" calcext:value-type="percentage">
            <text:p>62.6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1075" calcext:value-type="float">
            <text:p>11075</text:p>
          </table:table-cell>
          <table:table-cell office:value-type="float" office:value="10527" calcext:value-type="float">
            <text:p>10527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7768" calcext:value-type="float">
            <text:p>27768</text:p>
          </table:table-cell>
          <table:table-cell office:value-type="float" office:value="27653" calcext:value-type="float">
            <text:p>2765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642368" calcext:value-type="float">
            <text:p>642368</text:p>
          </table:table-cell>
          <table:table-cell office:value-type="float" office:value="641418" calcext:value-type="float">
            <text:p>641418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M31]/([.E31]+[.I31]+[.M31])" office:value-type="percentage" office:value="0.588964662120273" calcext:value-type="percentage">
            <text:p>58.9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099" calcext:value-type="float">
            <text:p>12099</text:p>
          </table:table-cell>
          <table:table-cell office:value-type="float" office:value="11530" calcext:value-type="float">
            <text:p>1153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32018" calcext:value-type="float">
            <text:p>32018</text:p>
          </table:table-cell>
          <table:table-cell office:value-type="float" office:value="31905" calcext:value-type="float">
            <text:p>3190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48812" calcext:value-type="float">
            <text:p>648812</text:p>
          </table:table-cell>
          <table:table-cell office:value-type="float" office:value="647889" calcext:value-type="float">
            <text:p>647889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M32]/([.E32]+[.I32]+[.M32])" office:value-type="percentage" office:value="0.575077881619938" calcext:value-type="percentage">
            <text:p>57.5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193" calcext:value-type="float">
            <text:p>7193</text:p>
          </table:table-cell>
          <table:table-cell office:value-type="float" office:value="6627" calcext:value-type="float">
            <text:p>6627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18074" calcext:value-type="float">
            <text:p>18074</text:p>
          </table:table-cell>
          <table:table-cell office:value-type="float" office:value="17970" calcext:value-type="float">
            <text:p>1797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48712" calcext:value-type="float">
            <text:p>648712</text:p>
          </table:table-cell>
          <table:table-cell office:value-type="float" office:value="647768" calcext:value-type="float">
            <text:p>647768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M33]/([.E33]+[.I33]+[.M33])" office:value-type="percentage" office:value="0.584882280049566" calcext:value-type="percentage">
            <text:p>58.49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545749779503807" calcext:value-type="percentage">
            <text:p>54.5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29:34.856891916</dc:date>
    <meta:editing-duration>PT1M19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